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0,$0,$0,$0,$0,$0,$0,$0,$0,$0,$0,$0,$0,$0,$0,$0,$0,$0,$0,$0,$0,$0,$0,$0,$0,$0,$0" calcext:value-type="string">
            <text:p>.byte $0,$0,$0,$0,$0,$0,$0,$0,$0,$0,$0,$0,$0,$0,$0,$0,$0,$0,$0,$0,$0,$0,$0,$0,$0,$0,$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0" calcext:value-type="string">
            <text:p>%0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00" calcext:value-type="string">
            <text:p>%000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0" calcext:value-type="string">
            <text:p>%0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0" calcext:value-type="string">
            <text:p>%00000000</text:p>
          </table:table-cell>
          <table:table-cell table:formula="of:=MID([.T27];2;8)" office:value-type="string" office:string-value="00000000" calcext:value-type="string">
            <text:p>00000000</text:p>
          </table:table-cell>
          <table:table-cell table:formula="of:=BIN2HEX([.U27])" office:value-type="string" office:string-value="0" calcext:value-type="string">
            <text:p>0</text:p>
          </table:table-cell>
          <table:table-cell table:formula="of:=COM.MICROSOFT.CONCAT(&quot;$&quot;;TEXT([.V2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0" calcext:value-type="string">
            <text:p>%00000000</text:p>
          </table:table-cell>
          <table:table-cell table:formula="of:=MID([.T35];2;8)" office:value-type="string" office:string-value="00000000" calcext:value-type="string">
            <text:p>00000000</text:p>
          </table:table-cell>
          <table:table-cell table:formula="of:=BIN2HEX([.U35])" office:value-type="string" office:string-value="0" calcext:value-type="string">
            <text:p>0</text:p>
          </table:table-cell>
          <table:table-cell table:formula="of:=COM.MICROSOFT.CONCAT(&quot;$&quot;;TEXT([.V3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00" calcext:value-type="string">
            <text:p>%00000000</text:p>
          </table:table-cell>
          <table:table-cell table:formula="of:=MID([.T37];2;8)" office:value-type="string" office:string-value="00000000" calcext:value-type="string">
            <text:p>00000000</text:p>
          </table:table-cell>
          <table:table-cell table:formula="of:=BIN2HEX([.U37])" office:value-type="string" office:string-value="0" calcext:value-type="string">
            <text:p>0</text:p>
          </table:table-cell>
          <table:table-cell table:formula="of:=COM.MICROSOFT.CONCAT(&quot;$&quot;;TEXT([.V3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0" calcext:value-type="string">
            <text:p>%00000000</text:p>
          </table:table-cell>
          <table:table-cell table:formula="of:=MID([.T38];2;8)" office:value-type="string" office:string-value="00000000" calcext:value-type="string">
            <text:p>00000000</text:p>
          </table:table-cell>
          <table:table-cell table:formula="of:=BIN2HEX([.U38])" office:value-type="string" office:string-value="0" calcext:value-type="string">
            <text:p>0</text:p>
          </table:table-cell>
          <table:table-cell table:formula="of:=COM.MICROSOFT.CONCAT(&quot;$&quot;;TEXT([.V3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000" calcext:value-type="string">
            <text:p>%00000000</text:p>
          </table:table-cell>
          <table:table-cell table:formula="of:=MID([.T45];2;8)" office:value-type="string" office:string-value="00000000" calcext:value-type="string">
            <text:p>00000000</text:p>
          </table:table-cell>
          <table:table-cell table:formula="of:=BIN2HEX([.U45])" office:value-type="string" office:string-value="0" calcext:value-type="string">
            <text:p>0</text:p>
          </table:table-cell>
          <table:table-cell table:formula="of:=COM.MICROSOFT.CONCAT(&quot;$&quot;;TEXT([.V4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0" calcext:value-type="string">
            <text:p>%00000000</text:p>
          </table:table-cell>
          <table:table-cell table:formula="of:=MID([.T46];2;8)" office:value-type="string" office:string-value="00000000" calcext:value-type="string">
            <text:p>00000000</text:p>
          </table:table-cell>
          <table:table-cell table:formula="of:=BIN2HEX([.U46])" office:value-type="string" office:string-value="0" calcext:value-type="string">
            <text:p>0</text:p>
          </table:table-cell>
          <table:table-cell table:formula="of:=COM.MICROSOFT.CONCAT(&quot;$&quot;;TEXT([.V4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2:35:48.941894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3T22:38:07.635212270</dc:date>
    <meta:editing-duration>PT35M2S</meta:editing-duration>
    <meta:editing-cycles>16</meta:editing-cycles>
    <meta:generator>LibreOffice/6.4.7.2$Linux_X86_64 LibreOffice_project/40$Build-2</meta:generator>
    <meta:document-statistic meta:table-count="1" meta:cell-count="486" meta:object-count="0"/>
  </office:meta>
</office:document-meta>
</file>